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Bitstream Vera Sans Mono" officeooo:rsid="00132efb" officeooo:paragraph-rsid="001be5ed"/>
    </style:style>
    <style:style style:name="P2" style:family="paragraph" style:parent-style-name="Standard">
      <style:text-properties style:font-name="Bitstream Vera Sans Mono" officeooo:rsid="00132efb" officeooo:paragraph-rsid="0014639a"/>
    </style:style>
    <style:style style:name="P3" style:family="paragraph" style:parent-style-name="Standard">
      <style:text-properties style:font-name="Bitstream Vera Sans Mono" officeooo:rsid="00132efb" officeooo:paragraph-rsid="0015cb75"/>
    </style:style>
    <style:style style:name="P4" style:family="paragraph" style:parent-style-name="Standard">
      <style:text-properties style:font-name="Bitstream Vera Sans Mono" officeooo:rsid="00132efb" officeooo:paragraph-rsid="001777a3"/>
    </style:style>
    <style:style style:name="P5" style:family="paragraph" style:parent-style-name="Standard">
      <style:text-properties style:font-name="Bitstream Vera Sans Mono" officeooo:rsid="00132efb" officeooo:paragraph-rsid="00178472"/>
    </style:style>
    <style:style style:name="P6" style:family="paragraph" style:parent-style-name="Standard">
      <style:text-properties style:font-name="Bitstream Vera Sans Mono" officeooo:rsid="00132efb" officeooo:paragraph-rsid="0017e4dd"/>
    </style:style>
    <style:style style:name="P7" style:family="paragraph" style:parent-style-name="Standard">
      <style:text-properties style:font-name="Bitstream Vera Sans Mono" officeooo:rsid="00132efb" officeooo:paragraph-rsid="00191c00"/>
    </style:style>
    <style:style style:name="P8" style:family="paragraph" style:parent-style-name="Standard">
      <style:text-properties style:font-name="Bitstream Vera Sans Mono" fo:font-weight="normal" officeooo:rsid="00132efb" officeooo:paragraph-rsid="0014639a" style:font-weight-asian="normal" style:font-weight-complex="normal"/>
    </style:style>
    <style:style style:name="P9" style:family="paragraph" style:parent-style-name="Standard">
      <style:text-properties style:font-name="Bitstream Vera Sans Mono" fo:font-weight="normal" officeooo:rsid="00132efb" officeooo:paragraph-rsid="001777a3" style:font-weight-asian="normal" style:font-weight-complex="normal"/>
    </style:style>
    <style:style style:name="P10" style:family="paragraph" style:parent-style-name="Standard">
      <style:text-properties style:font-name="Bitstream Vera Sans Mono" fo:font-weight="normal" officeooo:rsid="00132efb" officeooo:paragraph-rsid="00178472" style:font-weight-asian="normal" style:font-weight-complex="normal"/>
    </style:style>
    <style:style style:name="P11" style:family="paragraph" style:parent-style-name="Standard">
      <style:text-properties style:font-name="Bitstream Vera Sans Mono" fo:font-weight="normal" officeooo:rsid="00132efb" officeooo:paragraph-rsid="0017e4dd" style:font-weight-asian="normal" style:font-weight-complex="normal"/>
    </style:style>
    <style:style style:name="P12" style:family="paragraph" style:parent-style-name="Standard">
      <style:text-properties style:font-name="Bitstream Vera Sans Mono" fo:font-weight="normal" officeooo:rsid="00178472" officeooo:paragraph-rsid="00178472" style:font-weight-asian="normal" style:font-weight-complex="normal"/>
    </style:style>
    <style:style style:name="P13" style:family="paragraph" style:parent-style-name="Standard">
      <style:text-properties style:font-name="Bitstream Vera Sans Mono" fo:font-weight="normal" officeooo:rsid="00132efb" officeooo:paragraph-rsid="00178472" fo:background-color="#b4c7dc" style:font-weight-asian="normal" style:font-weight-complex="normal"/>
    </style:style>
    <style:style style:name="P14" style:family="paragraph" style:parent-style-name="Standard">
      <style:text-properties style:font-name="Bitstream Vera Sans Mono" fo:font-weight="normal" officeooo:rsid="00132efb" officeooo:paragraph-rsid="001777a3" fo:background-color="#b4c7dc" style:font-weight-asian="normal" style:font-weight-complex="normal"/>
    </style:style>
    <style:style style:name="P15" style:family="paragraph" style:parent-style-name="Standard">
      <style:text-properties style:font-name="Bitstream Vera Sans Mono" fo:font-weight="normal" officeooo:rsid="00132efb" officeooo:paragraph-rsid="0015cb75" fo:background-color="#b4c7dc" style:font-weight-asian="normal" style:font-weight-complex="normal"/>
    </style:style>
    <style:style style:name="P16" style:family="paragraph" style:parent-style-name="Standard">
      <style:text-properties style:font-name="Bitstream Vera Sans Mono" fo:font-weight="normal" officeooo:rsid="00132efb" officeooo:paragraph-rsid="0014639a" fo:background-color="#b4c7dc" style:font-weight-asian="normal" style:font-weight-complex="normal"/>
    </style:style>
    <style:style style:name="P17" style:family="paragraph" style:parent-style-name="Standard">
      <style:text-properties style:font-name="Bitstream Vera Sans Mono" fo:font-weight="normal" officeooo:rsid="00132efb" officeooo:paragraph-rsid="0017e4dd" fo:background-color="#b4c7dc" style:font-weight-asian="normal" style:font-weight-complex="normal"/>
    </style:style>
    <style:style style:name="P18" style:family="paragraph" style:parent-style-name="Standard">
      <style:text-properties style:font-name="Bitstream Vera Sans Mono" fo:font-weight="normal" officeooo:rsid="00178472" officeooo:paragraph-rsid="00178472" fo:background-color="#b4c7dc" style:font-weight-asian="normal" style:font-weight-complex="normal"/>
    </style:style>
    <style:style style:name="P19" style:family="paragraph" style:parent-style-name="Standard">
      <style:text-properties style:font-name="Bitstream Vera Sans Mono" fo:font-weight="normal" officeooo:rsid="001be5ed" officeooo:paragraph-rsid="001be5ed" fo:background-color="#b4c7dc" style:font-weight-asian="normal" style:font-weight-complex="normal"/>
    </style:style>
    <style:style style:name="P20" style:family="paragraph" style:parent-style-name="Standard">
      <style:text-properties style:font-name="Bitstream Vera Sans Mono" fo:font-weight="normal" officeooo:rsid="00178472" officeooo:paragraph-rsid="00178472" fo:background-color="transparent" style:font-weight-asian="normal" style:font-weight-complex="normal"/>
    </style:style>
    <style:style style:name="P21" style:family="paragraph" style:parent-style-name="Standard">
      <style:text-properties style:font-name="Bitstream Vera Sans Mono" fo:font-weight="normal" officeooo:rsid="0017dbd7" officeooo:paragraph-rsid="0017dbd7" fo:background-color="transparent" style:font-weight-asian="normal" style:font-weight-complex="normal"/>
    </style:style>
    <style:style style:name="P22" style:family="paragraph" style:parent-style-name="Standard">
      <style:text-properties style:font-name="Bitstream Vera Sans Mono" fo:font-weight="normal" officeooo:rsid="00191c00" officeooo:paragraph-rsid="00191c00" fo:background-color="transparent" style:font-weight-asian="normal" style:font-weight-complex="normal"/>
    </style:style>
    <style:style style:name="P23" style:family="paragraph" style:parent-style-name="Standard">
      <style:text-properties style:font-name="Bitstream Vera Sans Mono" fo:font-weight="normal" officeooo:rsid="00132efb" officeooo:paragraph-rsid="00191c00" fo:background-color="transparent" style:font-weight-asian="normal" style:font-weight-complex="normal"/>
    </style:style>
    <style:style style:name="P24" style:family="paragraph" style:parent-style-name="Standard">
      <style:text-properties style:font-name="Bitstream Vera Sans Mono" fo:font-weight="normal" officeooo:rsid="001be5ed" officeooo:paragraph-rsid="001be5ed" fo:background-color="transparent" style:font-weight-asian="normal" style:font-weight-complex="normal"/>
    </style:style>
    <style:style style:name="P25" style:family="paragraph" style:parent-style-name="Standard">
      <style:text-properties style:font-name="Bitstream Vera Sans Mono" fo:font-weight="bold" officeooo:rsid="00132efb" officeooo:paragraph-rsid="0014639a" style:font-weight-asian="bold" style:font-weight-complex="bold"/>
    </style:style>
    <style:style style:name="P26" style:family="paragraph" style:parent-style-name="Standard">
      <style:text-properties style:font-name="Bitstream Vera Sans Mono" fo:font-weight="bold" officeooo:rsid="00132efb" officeooo:paragraph-rsid="0015cb75" style:font-weight-asian="bold" style:font-weight-complex="bold"/>
    </style:style>
    <style:style style:name="P27" style:family="paragraph" style:parent-style-name="Standard">
      <style:text-properties style:font-name="Bitstream Vera Sans Mono" officeooo:rsid="00178472" officeooo:paragraph-rsid="00178472"/>
    </style:style>
    <style:style style:name="P28" style:family="paragraph" style:parent-style-name="Standard">
      <style:text-properties style:font-name="Bitstream Vera Sans Mono" officeooo:rsid="00132efb" officeooo:paragraph-rsid="0014639a" fo:background-color="#b4c7dc"/>
    </style:style>
    <style:style style:name="P29" style:family="paragraph" style:parent-style-name="Standard">
      <style:text-properties style:font-name="Bitstream Vera Sans Mono" officeooo:rsid="001be5ed" officeooo:paragraph-rsid="001be5ed" fo:background-color="#b4c7dc"/>
    </style:style>
    <style:style style:name="P30" style:family="paragraph" style:parent-style-name="Standard">
      <style:text-properties style:font-name="Bitstream Vera Sans Mono" officeooo:rsid="0017dbd7" officeooo:paragraph-rsid="0017dbd7"/>
    </style:style>
    <style:style style:name="P31" style:family="paragraph" style:parent-style-name="Standard">
      <style:text-properties style:font-name="Bitstream Vera Sans Mono" officeooo:rsid="001a8e90" officeooo:paragraph-rsid="001be5ed"/>
    </style:style>
    <style:style style:name="P32" style:family="paragraph" style:parent-style-name="Standard">
      <style:text-properties style:font-name="Bitstream Vera Sans Mono" officeooo:rsid="001be5ed" officeooo:paragraph-rsid="001be5ed"/>
    </style:style>
    <style:style style:name="P3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e4dd" officeooo:paragraph-rsid="001be5ed"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37"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d3bd5" officeooo:paragraph-rsid="001d3bd5" fo:background-color="transparent" style:font-size-asian="16pt" style:font-weight-asian="bold" style:font-size-complex="16pt" style:font-weight-complex="bold"/>
    </style:style>
    <style:style style:name="P39"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336fa6" officeooo:paragraph-rsid="00336fa6" fo:background-color="transparent" style:font-size-asian="16pt" style:font-weight-asian="bold" style:font-size-complex="16pt" style:font-weight-complex="bold"/>
    </style:style>
    <style:style style:name="P40" style:family="paragraph" style:parent-style-name="Standard" style:list-style-name="L1">
      <style:text-properties style:font-name="Bitstream Vera Sans Mono" fo:font-weight="bold" officeooo:rsid="00132efb" officeooo:paragraph-rsid="00132efb" fo:background-color="#ff8000" style:font-weight-asian="bold" style:font-weight-complex="bold"/>
    </style:style>
    <style:style style:name="P41" style:family="paragraph" style:parent-style-name="Standard" style:list-style-name="L1">
      <style:text-properties style:font-name="Bitstream Vera Sans Mono" fo:font-weight="bold" officeooo:rsid="00132efb" officeooo:paragraph-rsid="0014639a" fo:background-color="#ff8000" style:font-weight-asian="bold" style:font-weight-complex="bold"/>
    </style:style>
    <style:style style:name="P42" style:family="paragraph" style:parent-style-name="Standard" style:list-style-name="L1">
      <style:text-properties style:font-name="Bitstream Vera Sans Mono" fo:font-weight="bold" officeooo:rsid="00132efb" officeooo:paragraph-rsid="0015cb75" fo:background-color="#ff8000" style:font-weight-asian="bold" style:font-weight-complex="bold"/>
    </style:style>
    <style:style style:name="P43" style:family="paragraph" style:parent-style-name="Standard" style:list-style-name="L1">
      <style:text-properties style:font-name="Bitstream Vera Sans Mono" fo:font-weight="bold" officeooo:rsid="00132efb" officeooo:paragraph-rsid="00178472" fo:background-color="#ff8000" style:font-weight-asian="bold" style:font-weight-complex="bold"/>
    </style:style>
    <style:style style:name="P44" style:family="paragraph" style:parent-style-name="Standard" style:list-style-name="L1">
      <style:text-properties style:font-name="Bitstream Vera Sans Mono" fo:font-weight="bold" officeooo:rsid="00132efb" officeooo:paragraph-rsid="0017e4dd" fo:background-color="#ff8000" style:font-weight-asian="bold" style:font-weight-complex="bold"/>
    </style:style>
    <style:style style:name="P45" style:family="paragraph" style:parent-style-name="Standard" style:list-style-name="L1">
      <style:text-properties style:font-name="Bitstream Vera Sans Mono" fo:font-weight="bold" officeooo:rsid="00132efb" officeooo:paragraph-rsid="00191c00" fo:background-color="#ff8000" style:font-weight-asian="bold" style:font-weight-complex="bold"/>
    </style:style>
    <style:style style:name="P46" style:family="paragraph" style:parent-style-name="Standard" style:list-style-name="L1">
      <style:text-properties style:font-name="Bitstream Vera Sans Mono" fo:font-weight="bold" officeooo:rsid="00132efb" officeooo:paragraph-rsid="001be5ed" fo:background-color="#ff8000" style:font-weight-asian="bold" style:font-weight-complex="bold"/>
    </style:style>
    <style:style style:name="P47" style:family="paragraph" style:parent-style-name="Standard" style:list-style-name="L1">
      <style:text-properties style:font-name="Bitstream Vera Sans Mono" fo:font-weight="bold" officeooo:rsid="00132efb" officeooo:paragraph-rsid="001777a3" fo:background-color="#ff8000" style:font-weight-asian="bold" style:font-weight-complex="bold"/>
    </style:style>
    <style:style style:name="P48" style:family="paragraph" style:parent-style-name="Standard">
      <style:text-properties style:font-name="Bitstream Vera Sans Mono" officeooo:rsid="00132efb" officeooo:paragraph-rsid="001777a3"/>
    </style:style>
    <style:style style:name="P49" style:family="paragraph" style:parent-style-name="Standard">
      <style:text-properties style:font-name="Bitstream Vera Sans Mono" officeooo:rsid="00132efb" officeooo:paragraph-rsid="00201fad"/>
    </style:style>
    <style:style style:name="P50" style:family="paragraph" style:parent-style-name="Standard">
      <style:text-properties style:font-name="Bitstream Vera Sans Mono" officeooo:rsid="001f19ac" officeooo:paragraph-rsid="001f19ac"/>
    </style:style>
    <style:style style:name="P51" style:family="paragraph" style:parent-style-name="Standard">
      <style:text-properties style:font-name="Bitstream Vera Sans Mono" officeooo:rsid="001f19ac" officeooo:paragraph-rsid="00201fad"/>
    </style:style>
    <style:style style:name="P52"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0c183" officeooo:paragraph-rsid="0020c183" fo:background-color="#ff8000" style:font-size-asian="12pt" style:font-weight-asian="bold" style:font-size-complex="12pt" style:font-weight-complex="bold"/>
    </style:style>
    <style:style style:name="P53"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139fe" officeooo:paragraph-rsid="002139fe" fo:background-color="#ff8000" style:font-size-asian="12pt" style:font-weight-asian="bold" style:font-size-complex="12pt" style:font-weight-complex="bold"/>
    </style:style>
    <style:style style:name="P54"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38184" officeooo:paragraph-rsid="00238184" fo:background-color="#ff8000" style:font-size-asian="12pt" style:font-weight-asian="bold" style:font-size-complex="12pt" style:font-weight-complex="bold"/>
    </style:style>
    <style:style style:name="P55"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5c10e" officeooo:paragraph-rsid="0025c10e" fo:background-color="#ff8000" style:font-size-asian="12pt" style:font-weight-asian="bold" style:font-size-complex="12pt" style:font-weight-complex="bold"/>
    </style:style>
    <style:style style:name="P56"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a26e2" officeooo:paragraph-rsid="002a26e2" fo:background-color="#ff8000" style:font-size-asian="12pt" style:font-weight-asian="bold" style:font-size-complex="12pt" style:font-weight-complex="bold"/>
    </style:style>
    <style:style style:name="P57"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dcfb9" officeooo:paragraph-rsid="002dcfb9" fo:background-color="#ff8000" style:font-size-asian="12pt" style:font-weight-asian="bold" style:font-size-complex="12pt" style:font-weight-complex="bold"/>
    </style:style>
    <style:style style:name="P58"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0a94e" officeooo:paragraph-rsid="0030a94e" fo:background-color="#ff8000" style:font-size-asian="12pt" style:font-weight-asian="bold" style:font-size-complex="12pt" style:font-weight-complex="bold"/>
    </style:style>
    <style:style style:name="P59"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135a1" officeooo:paragraph-rsid="003135a1" fo:background-color="#ff8000" style:font-size-asian="12pt" style:font-weight-asian="bold" style:font-size-complex="12pt" style:font-weight-complex="bold"/>
    </style:style>
    <style:style style:name="P60"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61"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62"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36fa6" officeooo:paragraph-rsid="00336fa6" fo:background-color="#ff8000" style:font-size-asian="10.5pt" style:font-weight-asian="bold" style:font-size-complex="12pt" style:font-weight-complex="bold"/>
    </style:style>
    <style:style style:name="P63"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36fa6" officeooo:paragraph-rsid="00336fa6" fo:background-color="#ff8000" style:font-size-asian="10.5pt" style:font-weight-asian="bold" style:font-size-complex="12pt" style:font-weight-complex="bold"/>
    </style:style>
    <style:style style:name="P64" style:family="paragraph" style:parent-style-name="Standard">
      <style:paragraph-properties fo:text-align="justify" style:justify-single-word="false"/>
      <style:text-properties style:font-name="Bitstream Vera Sans Mono" fo:font-size="12pt" style:text-underline-style="none" fo:font-weight="normal" officeooo:rsid="0020c183" officeooo:paragraph-rsid="0020c183" fo:background-color="transparent"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Bitstream Vera Sans Mono" fo:font-size="12pt" style:text-underline-style="none" fo:font-weight="normal" officeooo:rsid="002139fe" officeooo:paragraph-rsid="002139fe" fo:background-color="transparent"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transparent"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font-name="Bitstream Vera Sans Mono" fo:font-size="12pt" style:text-underline-style="none" fo:font-weight="normal" officeooo:rsid="0023be0d" officeooo:paragraph-rsid="0023be0d" fo:background-color="transparent"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transparent"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Bitstream Vera Sans Mono" fo:font-size="12pt" style:text-underline-style="none" fo:font-weight="normal" officeooo:rsid="0025c10e" officeooo:paragraph-rsid="0025c10e" fo:background-color="transparent"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transparent"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8438d" fo:background-color="transparent"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transparent"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transparent"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transparent"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transparent"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transparent"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transparent"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b4c7dc"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b4c7dc"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b4c7dc"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b4c7dc"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b4c7dc"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b4c7dc"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b4c7dc"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b4c7dc"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b4c7dc"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Bitstream Vera Sans Mono" fo:font-size="12pt" style:text-underline-style="none" fo:font-weight="bold" officeooo:rsid="0028438d" officeooo:paragraph-rsid="0028438d" fo:background-color="transparent" style:font-size-asian="12pt" style:font-weight-asian="bold" style:font-size-complex="12pt" style:font-weight-complex="bold"/>
    </style:style>
    <style:style style:name="P88" style:family="paragraph" style:parent-style-name="Standard">
      <style:paragraph-properties fo:text-align="start" style:justify-single-word="false"/>
      <style:text-properties style:font-name="Bitstream Vera Sans Mono" fo:font-size="12pt" style:text-underline-style="none" fo:font-weight="bold" officeooo:rsid="0030a94e" officeooo:paragraph-rsid="0030a94e" fo:background-color="#b4c7dc" style:font-size-asian="12pt" style:font-weight-asian="bold" style:font-size-complex="12pt" style:font-weight-complex="bold"/>
    </style:style>
    <style:style style:name="P89"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90"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T1" style:family="text">
      <style:text-properties style:font-name="Bitstream Vera Sans Mono"/>
    </style:style>
    <style:style style:name="T2" style:family="text">
      <style:text-properties style:font-name="Bitstream Vera Sans Mono" officeooo:rsid="00132efb"/>
    </style:style>
    <style:style style:name="T3" style:family="text">
      <style:text-properties style:font-name="Bitstream Vera Sans Mono" officeooo:rsid="001be5ed"/>
    </style:style>
    <style:style style:name="T4" style:family="text">
      <style:text-properties officeooo:rsid="0014639a"/>
    </style:style>
    <style:style style:name="T5" style:family="text">
      <style:text-properties fo:font-weight="bold" style:font-weight-asian="bold" style:font-weight-complex="bold"/>
    </style:style>
    <style:style style:name="T6" style:family="text">
      <style:text-properties fo:font-weight="bold" officeooo:rsid="0017dbd7" style:font-weight-asian="bold" style:font-weight-complex="bold"/>
    </style:style>
    <style:style style:name="T7" style:family="text">
      <style:text-properties fo:font-weight="bold" officeooo:rsid="00201fad" style:font-weight-asian="bold" style:font-weight-complex="bold"/>
    </style:style>
    <style:style style:name="T8" style:family="text">
      <style:text-properties fo:font-weight="bold" officeooo:rsid="0023be0d" style:font-weight-asian="bold" style:font-weight-complex="bold"/>
    </style:style>
    <style:style style:name="T9" style:family="text">
      <style:text-properties fo:font-weight="bold" fo:background-color="#b4c7dc" loext:char-shading-value="0" style:font-weight-asian="bold" style:font-weight-complex="bold"/>
    </style:style>
    <style:style style:name="T10" style:family="text">
      <style:text-properties fo:font-weight="bold" officeooo:rsid="00132efb" fo:background-color="#b4c7dc" loext:char-shading-value="0" style:font-weight-asian="bold" style:font-weight-complex="bold"/>
    </style:style>
    <style:style style:name="T11" style:family="text">
      <style:text-properties fo:font-weight="bold" fo:background-color="#b4c7dc" loext:char-shading-value="0" style:font-weight-asian="bold" style:font-weight-complex="bold"/>
    </style:style>
    <style:style style:name="T12" style:family="text">
      <style:text-properties fo:font-weight="bold" officeooo:rsid="00201fad" fo:background-color="#b4c7dc" loext:char-shading-value="0" style:font-weight-asian="bold" style:font-weight-complex="bold"/>
    </style:style>
    <style:style style:name="T13" style:family="text">
      <style:text-properties officeooo:rsid="0015cb75"/>
    </style:style>
    <style:style style:name="T14" style:family="text">
      <style:text-properties officeooo:rsid="001777a3"/>
    </style:style>
    <style:style style:name="T15" style:family="text">
      <style:text-properties officeooo:rsid="00178472"/>
    </style:style>
    <style:style style:name="T16" style:family="text">
      <style:text-properties fo:font-weight="normal" fo:background-color="#b4c7dc" loext:char-shading-value="0" style:font-weight-asian="normal" style:font-weight-complex="normal"/>
    </style:style>
    <style:style style:name="T17" style:family="text">
      <style:text-properties fo:font-weight="normal" officeooo:rsid="00132efb" fo:background-color="#b4c7dc" loext:char-shading-value="0" style:font-weight-asian="normal" style:font-weight-complex="normal"/>
    </style:style>
    <style:style style:name="T18" style:family="text">
      <style:text-properties fo:font-weight="normal" fo:background-color="#b4c7dc" loext:char-shading-value="0" style:font-weight-asian="normal" style:font-weight-complex="normal"/>
    </style:style>
    <style:style style:name="T19" style:family="text">
      <style:text-properties fo:font-weight="normal" fo:background-color="transparent" loext:char-shading-value="0" style:font-weight-asian="normal" style:font-weight-complex="normal"/>
    </style:style>
    <style:style style:name="T20" style:family="text">
      <style:text-properties fo:font-weight="normal" officeooo:rsid="0017dbd7" fo:background-color="transparent" loext:char-shading-value="0" style:font-weight-asian="normal" style:font-weight-complex="normal"/>
    </style:style>
    <style:style style:name="T21" style:family="text">
      <style:text-properties fo:font-weight="normal" officeooo:rsid="00178472" fo:background-color="transparent" loext:char-shading-value="0" style:font-weight-asian="normal" style:font-weight-complex="normal"/>
    </style:style>
    <style:style style:name="T22" style:family="text">
      <style:text-properties fo:font-weight="normal" style:font-weight-asian="normal" style:font-weight-complex="normal"/>
    </style:style>
    <style:style style:name="T23" style:family="text">
      <style:text-properties fo:background-color="#b4c7dc" loext:char-shading-value="0"/>
    </style:style>
    <style:style style:name="T24" style:family="text">
      <style:text-properties officeooo:rsid="001a8e90" fo:background-color="#b4c7dc" loext:char-shading-value="0"/>
    </style:style>
    <style:style style:name="T25" style:family="text">
      <style:text-properties fo:background-color="#b4c7dc" loext:char-shading-value="0"/>
    </style:style>
    <style:style style:name="T26" style:family="text">
      <style:text-properties officeooo:rsid="001f19ac" fo:background-color="#b4c7dc" loext:char-shading-value="0"/>
    </style:style>
    <style:style style:name="T27" style:family="text">
      <style:text-properties fo:font-style="normal" style:font-style-asian="normal" style:font-style-complex="normal"/>
    </style:style>
    <style:style style:name="T28" style:family="text">
      <style:text-properties officeooo:rsid="0017dbd7"/>
    </style:style>
    <style:style style:name="T29" style:family="text">
      <style:text-properties officeooo:rsid="00191c00"/>
    </style:style>
    <style:style style:name="T30" style:family="text">
      <style:text-properties officeooo:rsid="001a8e90"/>
    </style:style>
    <style:style style:name="T31" style:family="text">
      <style:text-properties officeooo:rsid="001be5ed"/>
    </style:style>
    <style:style style:name="T32" style:family="text">
      <style:text-properties officeooo:rsid="001f19ac"/>
    </style:style>
    <style:style style:name="T33" style:family="text">
      <style:text-properties officeooo:rsid="00201fad"/>
    </style:style>
    <style:style style:name="T34" style:family="text">
      <style:text-properties officeooo:rsid="002139fe"/>
    </style:style>
    <style:style style:name="T35" style:family="text">
      <style:text-properties officeooo:rsid="0022d93e"/>
    </style:style>
    <style:style style:name="T36" style:family="text">
      <style:text-properties officeooo:rsid="0023be0d"/>
    </style:style>
    <style:style style:name="T37" style:family="text">
      <style:text-properties officeooo:rsid="0028438d"/>
    </style:style>
    <style:style style:name="T38" style:family="text">
      <style:text-properties officeooo:rsid="002a26e2"/>
    </style:style>
    <style:style style:name="T39" style:family="text">
      <style:text-properties officeooo:rsid="002bd49c"/>
    </style:style>
    <style:style style:name="T40" style:family="text">
      <style:text-properties officeooo:rsid="00336f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Guias estelares</text:p>
      <text:p text:style-name="P34"><text:span text:style-name="T3">O </text:span><text:span text:style-name="T1">guia estelar de HTML</text:span></text:p>
      <text:p text:style-name="P33"><text:span text:style-name="T2">C</text:span><text:span text:style-name="T1">onceitos</text:span></text:p>
      <text:list xml:id="list4288621699" text:style-name="L1">
        <text:list-item>
          <text:p text:style-name="P40">Abertura</text:p>
        </text:list-item>
      </text:list>
      <text:p text:style-name="P2">O que vamos Estudar?</text:p>
      <text:p text:style-name="P2"><text:span text:style-name="T4">O</text:span> que é o HTML, conceitos essenciais, tags, atributos, alinhamentos, hierarquia de tags, elementos , links, navegação entre diretórios etc.</text:p>
      <text:p text:style-name="P2"/>
      <text:list xml:id="list170101923345408" text:continue-numbering="true" text:style-name="L1">
        <text:list-item>
          <text:p text:style-name="P40">Instalando plugin de preview HTML:</text:p>
        </text:list-item>
      </text:list>
      <text:p text:style-name="P2">- <text:span text:style-name="T4">No VS Code:</text:span></text:p>
      <text:p text:style-name="P2"><text:span text:style-name="T4">- C</text:span>lique em "extençoes";</text:p>
      <text:p text:style-name="P2">- Na caixa "search extensions..", digite "HTML preview";</text:p>
      <text:p text:style-name="P2">- Clique na primeira opção e instale;</text:p>
      <text:p text:style-name="P2"/>
      <text:list xml:id="list170102366315884" text:continue-numbering="true" text:style-name="L1">
        <text:list-item>
          <text:p text:style-name="P41">O que é HTML?</text:p>
        </text:list-item>
      </text:list>
      <text:p text:style-name="P2">- Hypertext Markup Language</text:p>
      <text:p text:style-name="P8">- Não é uma linguagem, mas um jeito de escrever.</text:p>
      <text:p text:style-name="P8"/>
      <text:list xml:id="list170101706328777" text:continue-numbering="true" text:style-name="L1">
        <text:list-item>
          <text:p text:style-name="P41">Comentários</text:p>
        </text:list-item>
      </text:list>
      <text:p text:style-name="P2">Para inserir comentários basta digitar: "&lt;!-- --&gt;" e digitar o seu comentário entre os traços, como no exemplo abaixo.</text:p>
      <text:p text:style-name="P28">&lt;!--</text:p>
      <text:p text:style-name="P28"><text:s text:c="4"/>Aqui vi<text:span text:style-name="T13">rá</text:span> comentário qualquer....</text:p>
      <text:p text:style-name="P28"><text:s text:c="4"/>Hypertext Markup Language</text:p>
      <text:p text:style-name="P28"><text:s text:c="4"/>HT = hypertext: hiper texto</text:p>
      <text:p text:style-name="P28"><text:s text:c="4"/>M = mark</text:p>
      <text:p text:style-name="P16">--<text:span text:style-name="T13">&gt;</text:span></text:p>
      <text:p text:style-name="P25"/>
      <text:list xml:id="list170101514763249" text:continue-numbering="true" text:style-name="L1">
        <text:list-item>
          <text:p text:style-name="P42">Anatomia das Tags</text:p>
        </text:list-item>
      </text:list>
      <text:p text:style-name="P3">Abertura de tag: "&lt; nome da tag &gt;" (tudo junto), <text:span text:style-name="T13">Ex.: &lt;h1&gt;</text:span></text:p>
      <text:p text:style-name="P3">Fechamento de tag: "&lt;/ nome da tag &gt;" (tudo junto) &lt;/<text:span text:style-name="T13">h1</text:span>&gt;</text:p>
      <text:p text:style-name="P3">Conteúdo: o que está dentro da tag</text:p>
      <text:p text:style-name="P3">Elementos: a tag + seu conteúdo, exemplo:</text:p>
      <text:p text:style-name="P15">&lt;h<text:span text:style-name="T13">1</text:span>&gt;</text:p>
      <text:p text:style-name="P15"><text:tab/>O título</text:p>
      <text:p text:style-name="P15">&lt;/h<text:span text:style-name="T13">1</text:span>&gt;</text:p>
      <text:p text:style-name="P3"/>
      <text:p text:style-name="P3">Elementos vazios:</text:p>
      <text:p text:style-name="P3"><text:s text:c="4"/><text:span text:style-name="T16">&lt;img src="" alt=""&gt;</text:span></text:p>
      <text:p text:style-name="P15"><text:s text:c="4"/>&lt;input type="text"&gt;</text:p>
      <text:p text:style-name="P26"/>
      <text:list xml:id="list170101041852151" text:continue-numbering="true" text:style-name="L1">
        <text:list-item>
          <text:p text:style-name="P42">Atributos</text:p>
        </text:list-item>
      </text:list>
      <text:p text:style-name="P3">Atributos HTML:</text:p>
      <text:p text:style-name="P3">- informações extras e configurações.</text:p>
      <text:p text:style-name="P15">&lt;img src="image.png" alt="texto"&gt;</text:p>
      <text:p text:style-name="P3"/>
      <text:p text:style-name="P3">Atributos Booleanos:</text:p>
      <text:p text:style-name="P3">- Não precisam de conteúdo!</text:p>
      <text:p text:style-name="P15">&lt;input type="text" <text:span text:style-name="T14">disabled</text:span>&gt;</text:p>
      <text:p text:style-name="P3"/>
      <text:p text:style-name="P3"><text:soft-page-break/>Aspas:</text:p>
      <text:p text:style-name="P3"><text:s text:c="4"/>- omissão, simples e duplas. </text:p>
      <text:p text:style-name="P3"><text:s text:c="4"/>- usar sempre aspas duplas.</text:p>
      <text:p text:style-name="P26"/>
      <text:list xml:id="list170102580157286" text:continue-numbering="true" text:style-name="L1">
        <text:list-item>
          <text:p text:style-name="P47">Atributos Globais</text:p>
        </text:list-item>
      </text:list>
      <text:p text:style-name="P4"><text:span text:style-name="T32">São aplicados a todas a tags. </text:span>Atributos globais mais utilizados:</text:p>
      <text:p text:style-name="P4">- class, contenteditable, data-*, hidden, id, style, tabindex, title.</text:p>
      <text:p text:style-name="P4"/>
      <text:p text:style-name="P50"><text:span text:style-name="T17">&lt;div </text:span><text:span text:style-name="T10">class=”classificação”</text:span><text:span text:style-name="T17">&gt; &lt;/div&gt;</text:span> – usada para classificar todo o conteúdo, aplicar estilo CSS e para acessar no JavaScript;</text:p>
      <text:p text:style-name="P50"/>
      <text:p text:style-name="P50"><text:span text:style-name="T25">&lt;div </text:span><text:span text:style-name="T18">class=”classificação”</text:span><text:span text:style-name="T11"> contenteditable=”true”</text:span><text:span text:style-name="T25">&gt; &lt;/div&gt;</text:span> – recebe ou true ou false, faz com que o conteúdo desta tag seja editado na página do seu navegador, porém quando salvar a página a modificação é perdida.</text:p>
      <text:p text:style-name="P50"/>
      <text:p text:style-name="P50"><text:span text:style-name="T25">&lt;div </text:span><text:span text:style-name="T18">class=”classificação”</text:span><text:span text:style-name="T11"> data-</text:span><text:span text:style-name="T18">id</text:span><text:span text:style-name="T25">&gt; &lt;/div&gt;</text:span> – Usado no JavaScript. O nome após “data” pode ser qualquer nome, desde que esteja junto, com hífen, mas nunca separado por espaço.</text:p>
      <text:p text:style-name="P50"/>
      <text:p text:style-name="P50"><text:span text:style-name="T25">&lt;div </text:span><text:span text:style-name="T18">class=”classificação”</text:span><text:span text:style-name="T11"> hidden</text:span><text:span text:style-name="T25">&gt; &lt;/div&gt;</text:span> – Esconde uma tag.</text:p>
      <text:p text:style-name="P50"/>
      <text:p text:style-name="P51"><text:span text:style-name="T25">&lt;div </text:span><text:span text:style-name="T18">class=”classificação”</text:span><text:span text:style-name="T11"> </text:span><text:span text:style-name="T18">data-</text:span><text:span text:style-name="T11">id</text:span><text:span text:style-name="T12">=”” id=”name”</text:span><text:span text:style-name="T25">&gt; &lt;/div&gt;</text:span> – <text:span text:style-name="T33">Pode ser usado um por página. Não se recomenda usar o mesmo “</text:span><text:span text:style-name="T7">id</text:span><text:span text:style-name="T33">” na mesma página, pois pode apresentar bugs na hora de usar o </text:span><text:span text:style-name="T7">JavaScript</text:span><text:span text:style-name="T33">. Se caso for colocar em outra tag na mesma página, usar um nome diferentes para cada “</text:span><text:span text:style-name="T7">id</text:span><text:span text:style-name="T33">”. Se for repetir nome, usar a “</text:span><text:span text:style-name="T7">class</text:span><text:span text:style-name="T33">”.</text:span></text:p>
      <text:p text:style-name="P51"/>
      <text:p text:style-name="P51"><text:span text:style-name="T25">&lt;div </text:span><text:span text:style-name="T18">class=”classificação”</text:span><text:span text:style-name="T11"> </text:span><text:span text:style-name="T12">style=”color: red”</text:span><text:span text:style-name="T25">&gt; &lt;/div&gt;</text:span> – <text:span text:style-name="T33">Usada para aplicar estilização no html. Não é tão usado, pois a estilização da página é feita no CSS.</text:span></text:p>
      <text:p text:style-name="P50"/>
      <text:p text:style-name="P49"><text:span text:style-name="T26">&lt;div </text:span><text:span text:style-name="T12">tabindex=”1”</text:span><text:span text:style-name="T26">&gt; &lt;/div&gt;</text:span><text:span text:style-name="T32"> – É</text:span> usado para realizar a navegação com a tecla TAB <text:span text:style-name="T33">entre o conteúdo da página.</text:span> </text:p>
      <text:p text:style-name="P4"/>
      <text:p text:style-name="P14">&lt;div class="carrinho" contenteditable="true" tabindex="1"&gt;</text:p>
      <text:p text:style-name="P14"><text:s text:c="4"/>conteúdo</text:p>
      <text:p text:style-name="P14">&lt;/div&gt;</text:p>
      <text:p text:style-name="P14"><text:s text:c="4"/></text:p>
      <text:p text:style-name="P14">&lt;div class="carrinho" data-id="" id="cart2" style="color: red;" tabindex="2"&gt;</text:p>
      <text:p text:style-name="P14"><text:s text:c="4"/>conteúdo</text:p>
      <text:p text:style-name="P14">&lt;/div&gt;</text:p>
      <text:p text:style-name="P14"><text:s text:c="4"/></text:p>
      <text:p text:style-name="P14">&lt;div class="carrinho" hidden tabindex="3"&gt;</text:p>
      <text:p text:style-name="P14"><text:s text:c="4"/>conteúdo</text:p>
      <text:p text:style-name="P14">&lt;/div&gt;</text:p>
      <text:p text:style-name="P4"/>
      <text:p text:style-name="P4"/>
      <text:p text:style-name="P49"><text:span text:style-name="T26">&lt;div title</text:span><text:span text:style-name="T12">=”definir um título”</text:span><text:span text:style-name="T26">&gt; &lt;/div&gt;</text:span><text:span text:style-name="T32"> – </text:span>definir um título.</text:p>
      <text:p text:style-name="P49"/>
      <text:p text:style-name="P4"><text:soft-page-break/><text:s text:c="4"/><text:span text:style-name="T16">&lt;div title="Definir um título"&gt;</text:span></text:p>
      <text:p text:style-name="P14"><text:s text:c="8"/>título</text:p>
      <text:p text:style-name="P14"><text:s text:c="4"/>&lt;/div&gt;</text:p>
      <text:p text:style-name="P9"/>
      <text:p text:style-name="P10"><text:span text:style-name="T33">Todos os atributos globais podem ser aplicados em todas a tags, mas nem todas as tags irá funcionar os atributos globais. </text:span>Para mais atributos, acesse, <text:a xlink:type="simple" xlink:href="https://developer.mozilla.org/en-US/" text:style-name="Internet_20_link" text:visited-style-name="Visited_20_Internet_20_Link">https://developer.mozilla.org/en-US/</text:a> e procure por atributos globais.</text:p>
      <text:p text:style-name="P9"/>
      <text:list xml:id="list170102448310771" text:continue-numbering="true" text:style-name="L1">
        <text:list-item>
          <text:p text:style-name="P43">Aninhamento Hierarquia</text:p>
        </text:list-item>
      </text:list>
      <text:p text:style-name="P5">Aninhamento de tags - colocar uma tag dentro de outra.</text:p>
      <text:p text:style-name="P5">- Hierarquia, fluxo e posicionamento dos elementos.</text:p>
      <text:p text:style-name="P27">Tags:</text:p>
      <text:p text:style-name="P27"><text:span text:style-name="T16">&lt;p&gt;&lt;/p&gt;</text:span> - para esc<text:span text:style-name="T28">r</text:span>ever um parágrafo;</text:p>
      <text:p text:style-name="P27"><text:span text:style-name="T16">&lt;em&gt;&lt;/em&gt;</text:span> - para dar ênfase ao conteúdo, neste caso, coloca o conteúdo em itálico.</text:p>
      <text:p text:style-name="P30"><text:span text:style-name="T23">&lt;br/&gt;</text:span> - quebra a linha do texto.</text:p>
      <text:p text:style-name="P27">OBS.: Cuidado para abrir e fechar a tag no local correto.</text:p>
      <text:p text:style-name="P18"/>
      <text:p text:style-name="P18">&lt;div&gt;</text:p>
      <text:p text:style-name="P13"><text:tab/>&lt;p&gt;</text:p>
      <text:p text:style-name="P13"><text:tab/> <text:s/>Vou &lt;em&gt;<text:span text:style-name="T27">escrever</text:span>&lt;/em&gt; um parágrafo</text:p>
      <text:p text:style-name="P13"><text:tab/>&lt;/p&gt;</text:p>
      <text:p text:style-name="P18">&lt;/div&gt;</text:p>
      <text:p text:style-name="P20"/>
      <text:p text:style-name="P20"><text:span text:style-name="T6">Hierarquia</text:span><text:span text:style-name="T28"> – n</text:span>o exemplo acima a tag &lt;p&gt;&lt;/p&gt; pertence a tag &lt;div&gt;&lt;/div&gt;, ou seja, a tag &lt;p&gt;&lt;/p&gt; é filha da tag &lt;div&gt;&lt;/div&gt;. Enquanto que a tag &lt;em&gt;&lt;/em&gt; pertence a tag &lt;p&gt;&lt;/p&gt; e a tag &lt;div&gt;&lt;/div&gt;</text:p>
      <text:p text:style-name="P21">O <text:span text:style-name="T5">fluxo</text:span> significa que cada tag é lida na sua ordem de aparição na página.</text:p>
      <text:p text:style-name="P21"><text:span text:style-name="T5">Posicionamento dos elementos</text:span> – algumas tags não irão quebrar a linha, mas manter o alinhamento como no caso da tag <text:span text:style-name="T15">&lt;</text:span>em<text:span text:style-name="T15">&gt;&lt;/</text:span>em<text:span text:style-name="T15">&gt;. </text:span>Já outras tag’s vão quebrar linha, como o caso da tag <text:span text:style-name="T15">&lt;p&gt;&lt;/p&gt;.</text:span></text:p>
      <text:p text:style-name="P12"/>
      <text:list xml:id="list170102806256545" text:continue-numbering="true" text:style-name="L1">
        <text:list-item>
          <text:p text:style-name="P44">Praticando</text:p>
        </text:list-item>
      </text:list>
      <text:p text:style-name="P6">Vamos praticar:</text:p>
      <text:p text:style-name="P6">Escrever 2 parágrafos, dando ênfase e importância para algumas palavras, e adicione um link de saiba mais.</text:p>
      <text:p text:style-name="P6">- use a tag <text:span text:style-name="T21">&lt;</text:span><text:span text:style-name="T20">em</text:span><text:span text:style-name="T21">&gt;&lt;/</text:span><text:span text:style-name="T20">em</text:span><text:span text:style-name="T21">&gt;</text:span> para ênfase;</text:p>
      <text:p text:style-name="P6">- use a tag <text:span text:style-name="T21">&lt;</text:span><text:span text:style-name="T19">strong</text:span><text:span text:style-name="T21">&gt;&lt;/</text:span><text:span text:style-name="T19">strong</text:span><text:span text:style-name="T21">&gt; </text:span>para importância;</text:p>
      <text:p text:style-name="P11">- o link pode levar para o google.</text:p>
      <text:p text:style-name="P11"/>
      <text:p text:style-name="P17">&lt;!DOCTYPE <text:span text:style-name="T30">html</text:span>&gt;</text:p>
      <text:p text:style-name="P17"/>
      <text:p text:style-name="P17">&lt;p&gt;&lt;em&gt;Lorem ipsum&lt;/em&gt; dolor sit amet, consectetur adipiscing elit. &lt;strong&gt;Etiam malesuada&lt;/strong&gt; nibh in sodales commodo. &lt;em&gt;Cras at lectus&lt;/em&gt; quis est tempus consequat. &lt;em&gt;Pellentesque&lt;/em&gt; aliquet feugiat mauris ac dictum. &lt;strong&gt;Phasellus&lt;/strong&gt; a feugiat nisi. &lt;em&gt;Curabitur vitae accumsan nisi&lt;/em&gt;. Donec tempus leo lacus, ut tempor lorem consequat et. In luctus nisl id erat gravida posuere. &lt;em&gt;Sed blandit justo est&lt;/em&gt;, eget pulvinar ex tempor ut. Sed eleifend <text:soft-page-break/>leo sed quam pharetra, sed egestas libero sodales. &lt;strong&gt;Nulla&lt;/strong&gt; hendrerit nunc vitae nisl gravida, non condimentum dui vestibulum. Suspendisse scelerisque elementum magna. &lt;em&gt;Vestibulum efficitur pharetra elit&lt;/em&gt;. In vitae erat tempus, congue sem eu, porta nulla.&lt;/p&gt;</text:p>
      <text:p text:style-name="P17"/>
      <text:p text:style-name="P17">&lt;p&gt;Sed ac massa et lorem imperdiet convallis. &lt;strong&gt;Sed porta magna augue&lt;/strong&gt;, quis porttitor sapien porta sed.&lt;em&gt;Aenean&lt;/em&gt; <text:s/>ac egestas nibh. &lt;em&gt;Aenean&lt;/em&gt; et accumsan magna. &lt;em&gt;Sed&lt;/em&gt; quis purus placerat, dictum mauris a, feugiat nibh. Nulla ut lectus dolor. &lt;strong&gt;Phasellus&lt;/strong&gt; ac eros at dolor laoreet molestie. &lt;em&gt;Pellentesque&lt;/em&gt; habitant morbi tristique senectus et netus et malesuada fames ac turpis egestas. &lt;strong&gt;Nunc&lt;/strong&gt; varius quis nibh eget dictum. &lt;em&gt;In consectetur&lt;/em&gt; justo id molestie pellentesque. &lt;strong&gt;Vestibulum&lt;/strong&gt; vel massa bibendum, viverra quam ac, scelerisque metus. &lt;em&gt;Aliquam malesuada&lt;/em&gt; feugiat augue et interdum.&lt;/p&gt;</text:p>
      <text:p text:style-name="P17">&lt;a href="https://www.google.com/"&gt;Saiba mais&lt;/a&gt;</text:p>
      <text:p text:style-name="P11"/>
      <text:list xml:id="list170100898665470" text:continue-numbering="true" text:style-name="L1">
        <text:list-item>
          <text:p text:style-name="P45">Caracteres Reservados</text:p>
        </text:list-item>
      </text:list>
      <text:p text:style-name="P7">Conteúdo do texto e caracteres reservados.</text:p>
      <text:p text:style-name="P7"><text:span text:style-name="T23">&lt;br&gt;</text:span> <text:span text:style-name="T20">–</text:span> tag usada para quebrar linha;</text:p>
      <text:p text:style-name="P7"><text:span text:style-name="T23">&amp;nbsp;</text:span> <text:span text:style-name="T20">–</text:span> tag usada para dar espaço;</text:p>
      <text:p text:style-name="P7"><text:span text:style-name="T23">&amp;lt;</text:span> <text:span text:style-name="T20">–</text:span> para inserir o sinal de menor que <text:span text:style-name="T29">&lt;</text:span>;</text:p>
      <text:p text:style-name="P7"><text:span text:style-name="T23">&amp;gt;</text:span> <text:span text:style-name="T20">–</text:span> para inserir o sinal de maior que <text:span text:style-name="T29">&gt;</text:span>;</text:p>
      <text:p text:style-name="P7"><text:span text:style-name="T23">&amp;amp;</text:span> <text:span text:style-name="T20">–</text:span> para colocar o &amp;;</text:p>
      <text:p text:style-name="P7"><text:span text:style-name="T23">&amp;quot;</text:span> <text:span text:style-name="T20">–</text:span> Para colocar aspas <text:span text:style-name="T29">duplas</text:span> “”;</text:p>
      <text:p text:style-name="P23"><text:span text:style-name="T23">&amp;apos;</text:span> <text:span text:style-name="T28">–</text:span> aspa<text:span text:style-name="T29">s</text:span> simples '';</text:p>
      <text:p text:style-name="P22"/>
      <text:list xml:id="list170100854683541" text:continue-numbering="true" text:style-name="L1">
        <text:list-item>
          <text:p text:style-name="P45">Anatomia de um documento HTML</text:p>
        </text:list-item>
      </text:list>
      <text:p text:style-name="P1"><text:span text:style-name="T23">&lt;!DOCTYPE html&gt;</text:span> - <text:span text:style-name="T30">para os navegadores identificarem que estamos trabalhando com um arquivo html.</text:span></text:p>
      <text:p text:style-name="P1"><text:span text:style-name="T23">&lt;html&gt;&lt;/html&gt;</text:span> - <text:span text:style-name="T30">raiz da página html, composto por </text:span>&lt;<text:span text:style-name="T30">head</text:span>&gt;&lt;/<text:span text:style-name="T30">head</text:span>&gt; <text:span text:style-name="T30">e </text:span>&lt;<text:span text:style-name="T30">body</text:span>&gt;&lt;/<text:span text:style-name="T30">body</text:span>&gt;.</text:p>
      <text:p text:style-name="P1"><text:span text:style-name="T23">&lt;html lang="en"&gt;&lt;/html&gt;</text:span> - <text:span text:style-name="T31">linguagem do documento.</text:span></text:p>
      <text:p text:style-name="P1"><text:span text:style-name="T23">&lt;</text:span><text:span text:style-name="T24">head</text:span><text:span text:style-name="T23">&gt;&lt;/</text:span><text:span text:style-name="T24">head</text:span><text:span text:style-name="T23">&gt;</text:span> - <text:span text:style-name="T31">cabeça da página e pode apresentar algumas configurações como </text:span><text:span text:style-name="T23">&lt;title&gt;&lt;/title&gt;</text:span> <text:span text:style-name="T30">que é o título da página.</text:span></text:p>
      <text:p text:style-name="P31"><text:span text:style-name="T23">&lt;meta&gt;</text:span> - Tipo específico de elementos que vai representar vários tipos de meta dados da página. ex.:</text:p>
      <text:p text:style-name="P1"><text:span text:style-name="T23">&lt;meta charset="UTF-8"&gt;</text:span> - <text:span text:style-name="T30">aceita a maior parte de caracteres possíveis.</text:span></text:p>
      <text:p text:style-name="P1"><text:span text:style-name="T23">&lt;meta name="viewport" content="width=device-width, initial-scale=1.0"&gt;</text:span> - <text:span text:style-name="T31">configurando uma página que é visível tanto em dispositivos móveis quanto em dispositivos desktop’s.</text:span></text:p>
      <text:p text:style-name="P1"><text:span text:style-name="T30">Todo o conteúdo do </text:span>&lt;<text:span text:style-name="T30">head</text:span>&gt;&lt;/<text:span text:style-name="T30">head</text:span>&gt; <text:span text:style-name="T30">não aparece na página para o usuário.</text:span></text:p>
      <text:p text:style-name="P1"><text:span text:style-name="T23">&lt;body&gt;&lt;/body&gt;</text:span> - <text:span text:style-name="T31">Corpo, conteúdo que aparecerá para o usuário da página.</text:span></text:p>
      <text:p text:style-name="P32">Exemplo:</text:p>
      <text:p text:style-name="P29">&lt;!DOCTYPE html&gt;</text:p>
      <text:p text:style-name="P29">&lt;html lang="en"&gt;</text:p>
      <text:p text:style-name="P29"><text:soft-page-break/>&lt;head&gt;</text:p>
      <text:p text:style-name="P29"><text:s text:c="4"/>&lt;meta charset="UTF-8"&gt;</text:p>
      <text:p text:style-name="P29"><text:s text:c="4"/>&lt;meta name="viewport" content="width=device-width, initial-scale=1.0"&gt;</text:p>
      <text:p text:style-name="P29"><text:s text:c="4"/>&lt;title&gt;Document&lt;/title&gt;</text:p>
      <text:p text:style-name="P29">&lt;/head&gt;</text:p>
      <text:p text:style-name="P29">&lt;body&gt;</text:p>
      <text:p text:style-name="P29"/>
      <text:p text:style-name="P29">&lt;/body&gt;</text:p>
      <text:p text:style-name="P19">&lt;/html&gt;</text:p>
      <text:p text:style-name="P23"/>
      <text:list xml:id="list170101522319675" text:continue-numbering="true" text:style-name="L1">
        <text:list-item>
          <text:p text:style-name="P46">Criando Projetos</text:p>
        </text:list-item>
      </text:list>
      <text:p text:style-name="P24"/>
      <text:p text:style-name="P89">Guias estelares</text:p>
      <text:p text:style-name="P36">O guia estelar de HTML</text:p>
      <text:p text:style-name="P38">Trabalhando com Elementos</text:p>
      <text:list xml:id="list2478648369" text:style-name="L2">
        <text:list-item>
          <text:p text:style-name="P52">Semântica</text:p>
        </text:list-item>
      </text:list>
      <text:p text:style-name="P64">Uma das principais funções do HTML é dar estruturação ao texto fazendo marcações. Para isto usamos elementos semânticos. Quanto melhor for a semântica do seu site, melhor <text:span text:style-name="T34">e</text:span>le é posicionado no ranking do Google.</text:p>
      <text:p text:style-name="P65">Um site com uma boa semântica também pode ser aplicado melhor na hora de usar o CSS e Java Script.</text:p>
      <text:list xml:id="list170101337325380" text:continue-numbering="true" text:style-name="L2">
        <text:list-item>
          <text:p text:style-name="P53">Títulos e parágrafos</text:p>
        </text:list-item>
      </text:list>
      <text:p text:style-name="P66">A tag ‘&lt;h&gt;&lt;/h&gt;’, usda para títulos. Temos do &lt;h1&gt;&lt;/h1&gt; ate o &lt;h6&gt;&lt;/h6&gt;, sendo o &lt;h6&gt;&lt;/h6&gt; o título principal da página e único da página e os demais subtítulos. <text:span text:style-name="T35">Não precisa ter mais de três tipos de </text:span>&lt;h&gt;&lt;/h&gt; <text:span text:style-name="T35">por página, c</text:span>aso precise é melhor criar outra página com aquele novo &lt;h&gt;&lt;/h&gt;.</text:p>
      <text:p text:style-name="P66"/>
      <text:p text:style-name="P78">&lt;!DOCTYPE HTML&gt;</text:p>
      <text:p text:style-name="P78">&lt;h1&gt;Lorem ipsum&lt;/h1&gt;</text:p>
      <text:p text:style-name="P78"/>
      <text:p text:style-name="P78">&lt;p&gt;Lorem ipsum dolor sit amet, consectetur adipiscing elit. Donec hendrerit volutpat est. Morbi cursus nisl dolor, non posuere felis mollis eget. Nam aliquam, sapien sit amet viverra dignissim, mi ante iaculis ipsum, sit amet feugiat augue risus vel est.&lt;/p&gt;</text:p>
      <text:p text:style-name="P78"/>
      <text:p text:style-name="P78">&lt;h2&gt;Donec vitae&lt;/h2&gt;</text:p>
      <text:p text:style-name="P78"/>
      <text:p text:style-name="P78">&lt;h3&gt;Donec vitae&lt;/h3&gt;</text:p>
      <text:p text:style-name="P78"/>
      <text:p text:style-name="P78">&lt;p&gt;Donec vitae quam eget augue vehicula ullamcorper vitae efficitur orci. In a sollicitudin ex.&lt;/p&gt;</text:p>
      <text:p text:style-name="P78"/>
      <text:p text:style-name="P78">&lt;h3&gt;Maecenas&lt;/h3&gt;</text:p>
      <text:p text:style-name="P78"/>
      <text:p text:style-name="P78">&lt;p&gt;Maecenas feugiat neque at lectus finibus luctus.&lt;/p&gt;</text:p>
      <text:p text:style-name="P78"/>
      <text:p text:style-name="P78">&lt;h3&gt;Aliquam&lt;/h3&gt;</text:p>
      <text:p text:style-name="P78"/>
      <text:p text:style-name="P78">&lt;p&gt;Aliquam non ipsum eget libero sagittis faucibus id a justo. Integer pharetra sit amet tellus vitae tristique. Nulla at sollicitudin nunc. Suspendisse potenti.&lt;/p&gt;</text:p>
      <text:p text:style-name="P78"/>
      <text:p text:style-name="P78">&lt;h2&gt;Vivamus&lt;/h2&gt;</text:p>
      <text:p text:style-name="P78"/>
      <text:p text:style-name="P78">&lt;p&gt;Vivamus vel bibendum mauris. Sed purus augue, sodales sed posuere sed, suscipit eget diam. Nullam id nisl tortor. Ut hendrerit in velit eget rutrum. Proin tristique, nunc sed tincidunt pretium, augue ipsum pulvinar diam, nec egestas ligula elit eget est. Nunc rutrum nec quam eget gravida.&lt;/p&gt;</text:p>
      <text:p text:style-name="P78"/>
      <text:p text:style-name="P78">&lt;/!doctype&gt;</text:p>
      <text:p text:style-name="P66"><text:soft-page-break/></text:p>
      <text:list xml:id="list170102894190137" text:continue-numbering="true" text:style-name="L2">
        <text:list-item>
          <text:p text:style-name="P54">Listas</text:p>
        </text:list-item>
      </text:list>
      <text:p text:style-name="P67">As listas podem ser ordenadas e não ordenadas. Para criar lista, usamos a tag &lt;li&gt;&lt;/li&gt;. OBS.: No VSCode digitando “li*n + Enter”, onde “n” representa a quantida de itens da lista, será digitado automaticamente a quantidade de tag’s lista que foi colocada em “n”.</text:p>
      <text:p text:style-name="P68">A tag <text:span text:style-name="T8">&lt;</text:span><text:span text:style-name="T5">o</text:span><text:span text:style-name="T8">l&gt;&lt;/</text:span><text:span text:style-name="T5">o</text:span><text:span text:style-name="T8">l&gt;</text:span><text:span text:style-name="T36"> - </text:span>é usada para criar uma lista <text:span text:style-name="T5">ordenada</text:span>.</text:p>
      <text:p text:style-name="P68">A tag <text:span text:style-name="T8">&lt;</text:span><text:span text:style-name="T5">u</text:span><text:span text:style-name="T8">l&gt;&lt;/</text:span><text:span text:style-name="T5">u</text:span><text:span text:style-name="T8">l&gt;</text:span><text:span text:style-name="T36"> - </text:span>é usada para criar uma lista <text:span text:style-name="T5">não ordenada</text:span>.</text:p>
      <text:p text:style-name="P68"/>
      <text:p text:style-name="P79">&lt;!DOCTYPE HTML&gt;</text:p>
      <text:p text:style-name="P79">&lt;h1&gt;Sudo Detox!&lt;/h1&gt;</text:p>
      <text:p text:style-name="P79">&lt;h2&gt;Ingredientes&lt;/h2&gt;</text:p>
      <text:p text:style-name="P79">&lt;ol&gt;</text:p>
      <text:p text:style-name="P79"><text:tab/>&lt;li&gt;3 folhas de couve;&lt;/li&gt;</text:p>
      <text:p text:style-name="P79"><text:tab/>&lt;li&gt;1 laranja;&lt;/li&gt;</text:p>
      <text:p text:style-name="P79"><text:tab/>&lt;li&gt;1 pedacinho gengibre;&lt;/li&gt;</text:p>
      <text:p text:style-name="P79"><text:tab/>&lt;li&gt;300 ml de água;&lt;/li&gt;</text:p>
      <text:p text:style-name="P79"><text:tab/>&lt;li&gt;Adoçante a gosto;&lt;/li&gt;</text:p>
      <text:p text:style-name="P79"><text:tab/>&lt;li&gt;Gelo a gosto.&lt;/li&gt; <text:s text:c="3"/></text:p>
      <text:p text:style-name="P79">&lt;/ol&gt;</text:p>
      <text:p text:style-name="P79"/>
      <text:p text:style-name="P79">&lt;h1&gt;Vitamina Legal!&lt;/h1&gt;</text:p>
      <text:p text:style-name="P79">&lt;h2&gt;Ingredientes&lt;/h2&gt;</text:p>
      <text:p text:style-name="P79">&lt;ul&gt;</text:p>
      <text:p text:style-name="P79"><text:s text:c="4"/>&lt;li&gt;2 bananas;&lt;/li&gt;</text:p>
      <text:p text:style-name="P79"><text:s text:c="4"/>&lt;li&gt;½ mamão;&lt;/li&gt;</text:p>
      <text:p text:style-name="P79"><text:s text:c="4"/>&lt;li&gt;2 coleres de soca de leite em pó;&lt;/li&gt;</text:p>
      <text:p text:style-name="P79"><text:s text:c="4"/>&lt;li&gt;1 copo de água.&lt;/li&gt;</text:p>
      <text:p text:style-name="P79">&lt;/ul&gt;</text:p>
      <text:p text:style-name="P79"/>
      <text:p text:style-name="P79">&lt;/!doctype&gt;</text:p>
      <text:p text:style-name="P68"/>
      <text:list xml:id="list170102446033387" text:continue-numbering="true" text:style-name="L2">
        <text:list-item>
          <text:p text:style-name="P55">Citações</text:p>
        </text:list-item>
      </text:list>
      <text:p text:style-name="P69">Recurso usado para informar que pegamos um texto de outro site/autor e colocar a devida referência.</text:p>
      <text:p text:style-name="P87"><text:span text:style-name="T23">&lt;blocquote&gt;&lt;/blocquote&gt;</text:span><text:span text:style-name="T22"> - quando quer deixar bem grande o que uma determinada pessoa falou, entre aspas. Abre a tag e coloca a citação.</text:span></text:p>
      <text:p text:style-name="P87"><text:span text:style-name="T22"/></text:p>
      <text:p text:style-name="P71"><text:span text:style-name="T23">&lt;blockquote </text:span><text:span text:style-name="T9">cite="https://developer.mozilla.org/en-US/docs/Web/HTML/Element/blockquote"</text:span><text:span text:style-name="T23">&gt; O &lt;strog&gt;elemento HTML &lt;code&gt;&amp;lt;blockquote&amp;gt;&lt;/code&gt; &lt;/strog&gt;(ou &lt;em&gt;HTML Block Quotation Element&lt;/em&gt;) indica que um texto externo foi citado.&lt;/blockquote&gt;</text:span> - <text:span text:style-name="T37">para determinar de qual URL veio aquela citação.</text:span></text:p>
      <text:p text:style-name="P71"/>
      <text:p text:style-name="P71"><text:span text:style-name="T23">&lt;blockquote cite="https://developer.mozilla.org/en-US/docs/Web/HTML/Element/blockquote"&gt; O &lt;strog&gt;elemento HTML </text:span><text:span text:style-name="T9">&lt;code&gt;</text:span><text:span text:style-name="T23">&amp;lt;blockquote&amp;gt;</text:span><text:span text:style-name="T9">&lt;/code&gt;</text:span><text:span text:style-name="T23"> &lt;/strog&gt;(ou &lt;em&gt;HTML Block Quotation Element&lt;/em&gt;) indica que um texto externo foi citado.&lt;/blockquote&gt;</text:span> - <text:span text:style-name="T37">para determinar de qual </text:span><text:soft-page-break/><text:span text:style-name="T37">URL veio aquela citação – para destacar o texto dentro da tag numa cor diferente, geralmente usado quando se quer mostrar um código.</text:span></text:p>
      <text:p text:style-name="P70"/>
      <text:p text:style-name="P72"><text:span text:style-name="T23">&lt;p&gt;De acordo com &lt;a href="https://developer.mozilla.org/en-US/docs/Web/HTML/Element/blockquote"&gt; </text:span><text:span text:style-name="T9">&lt;cite&gt;</text:span><text:span text:style-name="T23">página MDN blockquote</text:span><text:span text:style-name="T9">&lt;/cite&gt;</text:span><text:span text:style-name="T23">&lt;/a&gt;&lt;/p&gt;</text:span> - <text:span text:style-name="T38">para criar um link da sitação.</text:span></text:p>
      <text:p text:style-name="P72"/>
      <text:p text:style-name="P72"><text:span text:style-name="T23">&lt;p&gt;O elemento quote - &lt;code&gt;&amp;lt;q&amp;gt;&lt;/code&gt; - é </text:span><text:span text:style-name="T9">&lt;q</text:span><text:span text:style-name="T23"> </text:span><text:span text:style-name="T9">cite="https://developer.mozilla.org/en-US/docs/Web/HTML/Element/blockquote"&gt;</text:span><text:span text:style-name="T23"> usado para citações curtas que não precisam de parágrafos ou quebras de linha.</text:span><text:span text:style-name="T9">&lt;/q&gt;</text:span><text:span text:style-name="T23"> -- &lt;a href="https://developer.mozilla.org/en-US/docs/Web/HTML/Element/blockquote"&gt;&lt;cite&gt;MDN q page&lt;/cite&gt;&lt;/a&gt;.&lt;/p&gt;</text:span> - <text:s/>usado para citações curtas que não precisam de parágrafos ou quebras de linha.</text:p>
      <text:p text:style-name="P72"/>
      <text:p text:style-name="P80">&lt;!DOCTYPE HTML&gt;</text:p>
      <text:p text:style-name="P81"/>
      <text:p text:style-name="P81">&lt;blockquote cite="https://developer.mozilla.org/en-US/docs/Web/HTML/Element/blockquote"&gt; O &lt;strog&gt;elemento HTML &lt;code&gt;&amp;lt;blockquote&amp;gt;&lt;/code&gt; &lt;/strog&gt;(ou &lt;em&gt;HTML Block Quotation Element&lt;/em&gt;) indica que um texto externo foi citado.&lt;/blockquote&gt;</text:p>
      <text:p text:style-name="P81"/>
      <text:p text:style-name="P81">&lt;p&gt;De acordo com &lt;a href="https://developer.mozilla.org/en-US/docs/Web/HTML/Element/blockquote"&gt; &lt;cite&gt;página MDN blockquote&lt;/cite&gt;&lt;/a&gt;&lt;/p&gt;</text:p>
      <text:p text:style-name="P81"/>
      <text:p text:style-name="P80">&lt;p&gt;O elemento quote - &lt;code&gt;&amp;lt;q&amp;gt;&lt;/code&gt; - é &lt;q cite="https://developer.mozilla.org/en-US/docs/Web/HTML/Element/blockquote"&gt; usado para citações curtas que não precisam de parágrafos ou quebras de linha.&lt;/q&gt; -- &lt;a href="https://developer.mozilla.org/en-US/docs/Web/HTML/Element/blockquote"&gt;&lt;cite&gt;MDN q page&lt;/cite&gt;&lt;/a&gt;.&lt;/p&gt;</text:p>
      <text:p text:style-name="P80"/>
      <text:p text:style-name="P80">&lt;/!doctype&gt;</text:p>
      <text:p text:style-name="P80"/>
      <text:list xml:id="list170102581328436" text:continue-numbering="true" text:style-name="L2">
        <text:list-item>
          <text:p text:style-name="P56"><text:span text:style-name="T39">A</text:span>breviações</text:p>
        </text:list-item>
      </text:list>
      <text:p text:style-name="P73">Quando precisamos fazer uma abreviação de alguma palavra/texto muito grande, porém queremos explicar o que significa aquela palavra de alguma forma. Ao adicionar a tag <text:span text:style-name="T5">&lt;abbr&gt;&lt;/abbr&gt;</text:span> o texto dentro dela será sublinhado e ao colocar o mouse em cima da palavra, a explicação aparecerá na tela.</text:p>
      <text:p text:style-name="P73"/>
      <text:p text:style-name="P82">&lt;!DOCTYPE HTML&gt;</text:p>
      <text:p text:style-name="P82"><text:s text:c="4"/>&lt;p&gt;Usamos <text:span text:style-name="T5">&lt;abbr title="Hypertext Markup Language"&gt;HTML&lt;/abbr&gt;</text:span> para estruturar nossos documentos da web.&lt;/p&gt;</text:p>
      <text:p text:style-name="P82">&lt;/!doctype&gt;</text:p>
      <text:p text:style-name="P73"/>
      <text:list xml:id="list170102111120544" text:continue-numbering="true" text:style-name="L2">
        <text:list-item>
          <text:p text:style-name="P57">Detalhes de contato</text:p>
        </text:list-item>
      </text:list>
      <text:p text:style-name="P74"><text:span text:style-name="T9">&lt;address&gt;&lt;/address&gt;</text:span> - para especificar quem foi o editor da página html colocando informações sobre o criador ou detalhes de contato.</text:p>
      <text:p text:style-name="P83"><text:soft-page-break/>&lt;!DOCTYPE HTML&gt;</text:p>
      <text:p text:style-name="P83"><text:s text:c="4"/><text:span text:style-name="T5">&lt;address&gt;</text:span></text:p>
      <text:p text:style-name="P83"><text:tab/><text:tab/>&lt;p&gt;</text:p>
      <text:p text:style-name="P83"><text:s text:c="8"/><text:tab/>Thiago Carlos &lt;br&gt;</text:p>
      <text:p text:style-name="P83"><text:s text:c="12"/>&lt;strong&gt;Caruaru, PE&lt;/strong&gt;</text:p>
      <text:p text:style-name="P83"><text:s text:c="8"/>&lt;/p&gt;</text:p>
      <text:p text:style-name="P83"><text:tab/><text:span text:style-name="T5">&lt;/address&gt;</text:span></text:p>
      <text:p text:style-name="P83">&lt;/!doctype&gt;</text:p>
      <text:p text:style-name="P74"/>
      <text:list xml:id="list170101272771111" text:continue-numbering="true" text:style-name="L2">
        <text:list-item>
          <text:p text:style-name="P58">Listas de descrição</text:p>
        </text:list-item>
      </text:list>
      <text:p text:style-name="P75">Usadas para marcar um conjunto de itens e sua descrição.</text:p>
      <text:p text:style-name="P75"><text:span text:style-name="T23">&lt;dl&gt;&lt;/dl&gt;</text:span> - lista de descrição.</text:p>
      <text:p text:style-name="P75"><text:span text:style-name="T23">&lt;dt&gt;&lt;/dt&gt;</text:span> - termo de descrição.</text:p>
      <text:p text:style-name="P75"><text:span text:style-name="T23">&lt;dd&gt;&lt;/dd&gt;</text:span> - descrição do termo.</text:p>
      <text:p text:style-name="P75"/>
      <text:p text:style-name="P84">&lt;!DOCTYPE HTML&gt;</text:p>
      <text:p text:style-name="P84">&lt;h2&gt;Glossário&lt;/h2&gt;</text:p>
      <text:p text:style-name="P88">&lt;dl&gt;</text:p>
      <text:p text:style-name="P84"><text:s text:c="4"/><text:span text:style-name="T5">&lt;dt&gt;</text:span>Hypertext<text:span text:style-name="T5">&lt;/dt&gt;</text:span></text:p>
      <text:p text:style-name="P84"><text:s text:c="4"/><text:span text:style-name="T5">&lt;dd&gt;</text:span>É um hiper texto com opssibilidades...<text:span text:style-name="T5">&lt;/dd&gt;</text:span></text:p>
      <text:p text:style-name="P84"><text:s text:c="4"/><text:span text:style-name="T5">&lt;dt&gt;</text:span>Markup<text:span text:style-name="T5">&lt;/dt&gt;</text:span></text:p>
      <text:p text:style-name="P84"><text:s text:c="4"/><text:span text:style-name="T5">&lt;dd&gt;</text:span>Marcação do texto<text:span text:style-name="T5">&lt;/dd&gt;</text:span></text:p>
      <text:p text:style-name="P84"><text:s text:c="4"/><text:span text:style-name="T5">&lt;dt&gt;</text:span>Languague<text:span text:style-name="T5">&lt;/dt&gt;</text:span></text:p>
      <text:p text:style-name="P84"><text:s text:c="4"/><text:span text:style-name="T5">&lt;dd&gt;</text:span>Linguagem com sua semântica e sintaxe....<text:span text:style-name="T5">&lt;/dd&gt;</text:span></text:p>
      <text:p text:style-name="P88">&lt;/dl&gt;</text:p>
      <text:p text:style-name="P84">&lt;/!doctype&gt;</text:p>
      <text:p text:style-name="P75"/>
      <text:list xml:id="list170101973223696" text:continue-numbering="true" text:style-name="L2">
        <text:list-item>
          <text:p text:style-name="P59">Representação de código</text:p>
        </text:list-item>
      </text:list>
      <text:p text:style-name="P76">Quando queremos represntar um código na página html.</text:p>
      <text:p text:style-name="P76"><text:span text:style-name="T5">&lt;code&gt;&lt;/code&gt;</text:span> - para pequenas partes de código, ou partes genéricas.</text:p>
      <text:p text:style-name="P76"><text:span text:style-name="T5">&lt;pre&gt;&lt;/pre&gt;</text:span> - para blocos de código, pois essa tag mantém os espaços em brancos e recuos que eu colocar no meu código.</text:p>
      <text:p text:style-name="P76"/>
      <text:p text:style-name="P85">&lt;!DOCTYPE&gt;</text:p>
      <text:p text:style-name="P85"><text:s text:c="4"/><text:span text:style-name="T5">&lt;pre&gt;</text:span></text:p>
      <text:p text:style-name="P85"><text:s text:c="4"/><text:span text:style-name="T5">&lt;code&gt;</text:span>document.</text:p>
      <text:p text:style-name="P85"><text:s text:c="4"/><text:tab/><text:tab/><text:tab/>querySelector("body")</text:p>
      <text:p text:style-name="P85"><text:s text:c="4"/><text:span text:style-name="T5">&lt;/code&gt;</text:span></text:p>
      <text:p text:style-name="P85"><text:s text:c="4"/><text:span text:style-name="T5">&lt;/pre&gt;</text:span></text:p>
      <text:p text:style-name="P85">&lt;/!doctype&gt;</text:p>
      <text:p text:style-name="P76"/>
      <text:list xml:id="list170101519896766" text:continue-numbering="true" text:style-name="L2">
        <text:list-item>
          <text:p text:style-name="P60">Elementos Genéricos</text:p>
        </text:list-item>
      </text:list>
      <text:p text:style-name="P77">No html temos alguns elementos genéricos, alguns para agrupar conteúdos e outros para agrupar texto; um trabalha com ideia de bloco e outro de linha.</text:p>
      <text:p text:style-name="P77"><text:span text:style-name="T9">&lt;div&gt;&lt;/div&gt;</text:span> - <text:span text:style-name="T40">para agrupar conteúdo e trabalha com ideia de bloco.</text:span></text:p>
      <text:p text:style-name="P77"><text:span text:style-name="T9">&lt;span&gt;&lt;/span&gt;</text:span> - <text:span text:style-name="T40">para agrupar texto e trabalha com ideia de linha.</text:span></text:p>
      <text:p text:style-name="P77"/>
      <text:p text:style-name="P86">&lt;!DOCTYPE HTML&gt;</text:p>
      <text:p text:style-name="P86"><text:s text:c="4"/><text:span text:style-name="T5">&lt;div</text:span> class="shirt"<text:span text:style-name="T5">&gt;</text:span></text:p>
      <text:p text:style-name="P86"><text:s text:c="8"/><text:span text:style-name="T5">&lt;span&gt;</text:span>Camiseta<text:span text:style-name="T5">&lt;/span&gt;</text:span></text:p>
      <text:p text:style-name="P86"><text:soft-page-break/><text:s text:c="8"/><text:span text:style-name="T5">&lt;span&gt;</text:span>R$ 99,00<text:span text:style-name="T5">&lt;/span&gt;</text:span></text:p>
      <text:p text:style-name="P86"><text:tab/><text:span text:style-name="T5">&lt;/div&gt;</text:span></text:p>
      <text:p text:style-name="P86"><text:tab/><text:span text:style-name="T5">&lt;div</text:span> class="shoes"<text:span text:style-name="T5">&gt;</text:span></text:p>
      <text:p text:style-name="P86"><text:s text:c="4"/><text:tab/><text:tab/><text:span text:style-name="T5">&lt;span&gt;</text:span>All Star<text:span text:style-name="T5">&lt;/span&gt;</text:span></text:p>
      <text:p text:style-name="P86"><text:s text:c="4"/><text:tab/><text:tab/><text:span text:style-name="T5">&lt;span&gt;</text:span>R$ 50,00<text:span text:style-name="T5">&lt;/span&gt;</text:span></text:p>
      <text:p text:style-name="P86"><text:tab/><text:span text:style-name="T5">&lt;/div&gt;</text:span></text:p>
      <text:p text:style-name="P86">&lt;/!doctype&gt;</text:p>
      <text:p text:style-name="P61"/>
      <text:p text:style-name="P90">Guias estelares</text:p>
      <text:p text:style-name="P37">O guia estelar de HTML</text:p>
      <text:p text:style-name="P39">Links</text:p>
      <text:list xml:id="list2531253359" text:style-name="L3">
        <text:list-item>
          <text:p text:style-name="P62">Conhecendo a tag âncora</text:p>
        </text:list-item>
      </text:list>
      <text:p text:style-name="P63"/>
      <text:list xml:id="list170100987006095" text:continue-numbering="true" text:style-name="L3">
        <text:list-item>
          <text:p text:style-name="P6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Bitstream Vera Sans Mono" fo:font-family="'Bitstream Vera Sans Mono'" style:font-family-generic="modern" style:font-pitch="fixed" fo:background-color="#ff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5T21:13:44.778619380</meta:creation-date>
    <dc:date>2021-03-18T17:00:59.932042769</dc:date>
    <meta:editing-duration>PT54M3S</meta:editing-duration>
    <meta:editing-cycles>6</meta:editing-cycles>
    <meta:generator>LibreOffice/6.1.5.2$Linux_X86_64 LibreOffice_project/10$Build-2</meta:generator>
    <meta:document-statistic meta:table-count="0" meta:image-count="0" meta:object-count="0" meta:page-count="11" meta:paragraph-count="244" meta:word-count="1933" meta:character-count="13970" meta:non-whitespace-character-count="12048"/>
  </office:meta>
</office:document-meta>
</file>